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165" officeooo:paragraph-rsid="00151165"/>
    </style:style>
    <style:style style:name="P2" style:family="paragraph" style:parent-style-name="Standard" style:list-style-name="L1">
      <style:text-properties officeooo:rsid="00151165" officeooo:paragraph-rsid="00151165"/>
    </style:style>
    <style:style style:name="P3" style:family="paragraph" style:parent-style-name="Standard">
      <style:text-properties fo:font-weight="bold" officeooo:rsid="00151165" officeooo:paragraph-rsid="00151165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51165" officeooo:paragraph-rsid="00151165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up of SiFive HiFive1 board</text:p>
      <text:p text:style-name="P1"/>
      <text:p text:style-name="P1">Refer <text:a xlink:type="simple" xlink:href="https://static.dev.sifive.com/dev-kits/hifive1/hifive1-getting-started-v1.0.2.pdf" text:style-name="Internet_20_link" text:visited-style-name="Visited_20_Internet_20_Link">https://static.dev.sifive.com/dev-kits/hifive1/hifive1-getting-started-v1.0.2.pdf</text:a></text:p>
      <text:p text:style-name="P1"/>
      <text:p text:style-name="P3">Troubleshooting</text:p>
      <text:list xml:id="list8465088814280417363" text:style-name="L1">
        <text:list-item>
          <text:p text:style-name="P2">Change IOREF jumper from 3.3V to 5V</text:p>
        </text:list-item>
        <text:list-item>
          <text:p text:style-name="P2">Try with different USB port</text:p>
        </text:list-item>
        <text:list-item>
          <text:p text:style-name="P2">Restart computer or press RESET butt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2:28:50.429384985</meta:creation-date>
    <dc:date>2018-10-08T12:35:38.716525947</dc:date>
    <meta:editing-duration>PT6M49S</meta:editing-duration>
    <meta:editing-cycles>1</meta:editing-cycles>
    <meta:document-statistic meta:table-count="0" meta:image-count="0" meta:object-count="0" meta:page-count="1" meta:paragraph-count="6" meta:word-count="29" meta:character-count="234" meta:non-whitespace-character-count="214"/>
    <meta:generator>LibreOffice/5.1.6.2$Linux_X86_64 LibreOffice_project/10m0$Build-2</meta:generator>
  </office:meta>
</office:document-meta>
</file>